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style:text-properties fo:font-size="11pt" style:font-size-asian="11pt" style:font-size-complex="11pt"/>
    </style:style>
    <style:style style:name="P2" style:family="paragraph" style:parent-style-name="Standard">
      <style:paragraph-properties fo:margin-top="0cm" fo:margin-bottom="0cm" loext:contextual-spacing="false" fo:line-height="100%" fo:text-align="start" style:justify-single-word="false"/>
      <style:text-properties fo:font-size="11pt" officeooo:paragraph-rsid="0016c079" style:font-size-asian="11pt" style:font-size-complex="11pt"/>
    </style:style>
    <style:style style:name="P3" style:family="paragraph" style:parent-style-name="Standard">
      <style:paragraph-properties fo:margin-top="0cm" fo:margin-bottom="0cm" loext:contextual-spacing="false" fo:line-height="100%" fo:text-align="start" style:justify-single-word="false"/>
      <style:text-properties fo:font-size="11pt" style:text-underline-style="solid" style:text-underline-width="auto" style:text-underline-color="font-color" style:font-size-asian="11pt" style:font-size-complex="11pt"/>
    </style:style>
    <style:style style:name="P4" style:family="paragraph" style:parent-style-name="Standard">
      <style:paragraph-properties fo:margin-top="0cm" fo:margin-bottom="0cm" loext:contextual-spacing="false" fo:line-height="100%" fo:text-align="start" style:justify-single-word="false"/>
      <style:text-properties fo:font-size="12pt" style:font-size-asian="12pt" style:font-size-complex="12pt"/>
    </style:style>
    <style:style style:name="P5" style:family="paragraph" style:parent-style-name="Standard">
      <style:paragraph-properties fo:margin-top="0cm" fo:margin-bottom="0cm" loext:contextual-spacing="false" fo:line-height="100%" fo:text-align="start" style:justify-single-word="false"/>
      <style:text-properties fo:font-size="12pt" officeooo:paragraph-rsid="001c56d2" style:font-size-asian="12pt" style:font-size-complex="12pt"/>
    </style:style>
    <style:style style:name="P6" style:family="paragraph" style:parent-style-name="Standard">
      <style:paragraph-properties fo:margin-top="0cm" fo:margin-bottom="0cm" loext:contextual-spacing="false" fo:line-height="100%" fo:text-align="start" style:justify-single-word="false"/>
      <style:text-properties fo:font-size="12pt" officeooo:paragraph-rsid="001c6146" style:font-size-asian="12pt" style:font-size-complex="12pt"/>
    </style:style>
    <style:style style:name="P7"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officeooo:paragraph-rsid="001c6146" style:font-size-asian="12pt" style:font-size-complex="12pt"/>
    </style:style>
    <style:style style:name="P9" style:family="paragraph" style:parent-style-name="Standard">
      <style:paragraph-properties fo:margin-top="0cm" fo:margin-bottom="0cm" loext:contextual-spacing="false" fo:line-height="100%" fo:text-align="start" style:justify-single-word="false"/>
      <style:text-properties fo:font-size="12pt" style:text-underline-style="none" officeooo:paragraph-rsid="001c6146" style:font-size-asian="12pt" style:font-size-complex="12pt"/>
    </style:style>
    <style:style style:name="P10" style:family="paragraph" style:parent-style-name="Standard">
      <style:paragraph-properties fo:margin-top="0cm" fo:margin-bottom="0cm" loext:contextual-spacing="false" fo:line-height="100%" fo:text-align="start" style:justify-single-word="false"/>
      <style:text-properties officeooo:rsid="001c56d2" officeooo:paragraph-rsid="001c56d2"/>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top="0cm" fo:margin-bottom="0cm" loext:contextual-spacing="false" fo:line-height="100%" fo:text-align="start" style:justify-single-word="false"/>
      <style:text-properties officeooo:paragraph-rsid="0016c079"/>
    </style:style>
    <style:style style:name="P13" style:family="paragraph" style:parent-style-name="Standard">
      <style:paragraph-properties fo:margin-top="0cm" fo:margin-bottom="0cm" loext:contextual-spacing="false" fo:line-height="100%" fo:text-align="start" style:justify-single-word="false"/>
      <style:text-properties officeooo:paragraph-rsid="001c56d2"/>
    </style:style>
    <style:style style:name="P14" style:family="paragraph" style:parent-style-name="Standard">
      <style:paragraph-properties fo:margin-top="0cm" fo:margin-bottom="0cm" loext:contextual-spacing="false" fo:line-height="100%" fo:text-align="start" style:justify-single-word="false"/>
      <style:text-properties officeooo:paragraph-rsid="001c6146"/>
    </style:style>
    <style:style style:name="P15" style:family="paragraph" style:parent-style-name="Standard">
      <style:paragraph-properties fo:margin-top="0cm" fo:margin-bottom="0cm" loext:contextual-spacing="false" fo:line-height="100%" fo:text-align="start" style:justify-single-word="false"/>
      <style:text-properties fo:font-variant="normal" fo:text-transform="none" fo:color="#000000" style:text-line-through-style="none" style:text-line-through-type="none" style:text-position="0% 100%" fo:font-size="12pt" fo:font-style="normal" style:text-underline-style="none" fo:font-weight="normal" officeooo:paragraph-rsid="001c6146"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officeooo:rsid="0016c079"/>
    </style:style>
    <style:style style:name="P21"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style>
    <style:style style:name="P22"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style>
    <style:style style:name="P23"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16c079"/>
    </style:style>
    <style:style style:name="P26"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1fb2be" officeooo:paragraph-rsid="001fb2be"/>
    </style:style>
    <style:style style:name="P27"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212e65" officeooo:paragraph-rsid="00212e65"/>
    </style:style>
    <style:style style:name="P28"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223024" officeooo:paragraph-rsid="00223024"/>
    </style:style>
    <style:style style:name="P29"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fo:padding-left="0cm" fo:padding-right="0cm" fo:padding-top="0cm" fo:padding-bottom="0.071cm" fo:border-left="none" fo:border-right="none" fo:border-top="none" fo:border-bottom="0.26pt solid #000001"/>
    </style:style>
    <style:style style:name="P30"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31" style:family="paragraph" style:parent-style-name="Standard">
      <style:paragraph-properties fo:margin-top="0cm" fo:margin-bottom="0.247cm" loext:contextual-spacing="false" fo:line-height="100%" fo:text-align="start" style:justify-single-word="false"/>
      <style:text-properties style:font-name="Times New Roman" officeooo:rsid="001686d7" officeooo:paragraph-rsid="0016c079" style:font-name-asian="Times New Roman1" style:font-name-complex="Times New Roman1"/>
    </style:style>
    <style:style style:name="P32" style:family="paragraph" style:parent-style-name="Standard">
      <style:paragraph-properties fo:margin-top="0cm" fo:margin-bottom="0.247cm" loext:contextual-spacing="false" fo:line-height="100%" fo:text-align="start" style:justify-single-word="false"/>
    </style:style>
    <style:style style:name="P33" style:family="paragraph" style:parent-style-name="Standard">
      <style:paragraph-properties fo:line-height="100%" fo:text-align="start" style:justify-single-word="false"/>
      <style:text-properties officeooo:rsid="0012cfb6" officeooo:paragraph-rsid="0016c079"/>
    </style:style>
    <style:style style:name="P34" style:family="paragraph" style:parent-style-name="Standard">
      <style:paragraph-properties fo:line-height="100%" fo:text-align="start" style:justify-single-word="false"/>
      <style:text-properties officeooo:rsid="0012cfb6" officeooo:paragraph-rsid="001c6146"/>
    </style:style>
    <style:style style:name="P35" style:family="paragraph" style:parent-style-name="Standard">
      <style:paragraph-properties fo:line-height="100%" fo:text-align="start" style:justify-single-word="false"/>
      <style:text-properties officeooo:rsid="00142dfb" officeooo:paragraph-rsid="001c6146"/>
    </style:style>
    <style:style style:name="P36" style:family="paragraph" style:parent-style-name="Standard">
      <style:paragraph-properties fo:line-height="100%" fo:text-align="start" style:justify-single-word="false"/>
      <style:text-properties officeooo:rsid="0014d020" officeooo:paragraph-rsid="0016c079"/>
    </style:style>
    <style:style style:name="P37" style:family="paragraph" style:parent-style-name="Standard">
      <style:paragraph-properties fo:line-height="100%" fo:text-align="start" style:justify-single-word="false"/>
      <style:text-properties officeooo:rsid="001686d7" officeooo:paragraph-rsid="0016c079"/>
    </style:style>
    <style:style style:name="P38" style:family="paragraph" style:parent-style-name="Standard">
      <style:paragraph-properties fo:line-height="100%" fo:text-align="start" style:justify-single-word="false"/>
    </style:style>
    <style:style style:name="P39" style:family="paragraph" style:parent-style-name="Standard">
      <style:paragraph-properties fo:line-height="100%" fo:text-align="start" style:justify-single-word="false"/>
      <style:text-properties officeooo:paragraph-rsid="0016c079"/>
    </style:style>
    <style:style style:name="P40" style:family="paragraph" style:parent-style-name="Preformatted_20_Text">
      <style:paragraph-properties fo:line-height="100%" fo:text-align="start" style:justify-single-word="false"/>
    </style:style>
    <style:style style:name="P41" style:family="paragraph" style:parent-style-name="Standard" style:master-page-name="Standard">
      <style:paragraph-properties fo:margin-top="0cm" fo:margin-bottom="0cm" loext:contextual-spacing="false" fo:line-height="100%" fo:text-align="start" style:justify-single-word="false" style:page-number="1" fo:padding-left="0cm" fo:padding-right="0cm" fo:padding-top="0cm" fo:padding-bottom="0.071cm" fo:border-left="none" fo:border-right="none" fo:border-top="none" fo:border-bottom="0.51pt solid #000001"/>
    </style:style>
    <style:style style:name="P42" style:family="paragraph">
      <loext:graphic-properties draw:fill="solid" draw:fill-color="#729fcf"/>
      <style:paragraph-properties fo:text-align="start"/>
      <style:text-properties fo:color="#000000" fo:font-size="18pt"/>
    </style:style>
    <style:style style:name="T1" style:family="text">
      <style:text-properties style:font-name="Liberation Mono" fo:font-size="11pt" style:font-name-asian="Liberation Mono1" style:font-size-asian="11pt" style:font-name-complex="Liberation Mono1" style:font-size-complex="11pt"/>
    </style:style>
    <style:style style:name="T2" style:family="text">
      <style:text-properties fo:font-size="11pt" style:font-size-asian="11pt" style:font-size-complex="11pt"/>
    </style:style>
    <style:style style:name="T3" style:family="text">
      <style:text-properties fo:font-size="11pt" officeooo:rsid="0016c079" style:font-size-asian="11pt" style:font-size-complex="11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color="#000080" fo:font-size="12pt" style:text-underline-style="solid" style:text-underline-width="auto" style:text-underline-color="font-color" style:font-size-asian="12pt" style:font-size-complex="12pt"/>
    </style:style>
    <style:style style:name="T7" style:family="text">
      <style:text-properties fo:color="#000080" fo:font-size="12pt" style:text-underline-style="solid" style:text-underline-width="auto" style:text-underline-color="font-color" officeooo:rsid="001c56d2" style:font-size-asian="12pt" style:font-size-complex="12pt"/>
    </style:style>
    <style:style style:name="T8" style:family="text">
      <style:text-properties fo:font-weight="bold" style:font-weight-asian="bold"/>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12" style:family="text">
      <style:text-properties fo:font-variant="normal" fo:text-transform="none" fo:color="#00008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3" style:family="text">
      <style:text-properties fo:color="#1155cc" style:text-underline-style="solid" style:text-underline-width="auto" style:text-underline-color="font-color"/>
    </style:style>
    <style:style style:name="T14" style:family="text">
      <style:text-properties officeooo:rsid="0014249c"/>
    </style:style>
    <style:style style:name="T15" style:family="text">
      <style:text-properties officeooo:rsid="001628b4"/>
    </style:style>
    <style:style style:name="T16" style:family="text">
      <style:text-properties officeooo:rsid="001686d7"/>
    </style:style>
    <style:style style:name="T17" style:family="text">
      <style:text-properties officeooo:rsid="001c56d2"/>
    </style:style>
    <style:style style:name="T18" style:family="text">
      <style:text-properties officeooo:rsid="001c6146"/>
    </style:style>
    <style:style style:name="gr1" style:family="graphic" style:parent-style-name="Frame">
      <style:graphic-properties draw:stroke="solid" svg:stroke-width="0.026cm" svg:stroke-color="#3465a4" draw:stroke-linejoin="round" draw:fill="solid" draw:fill-color="#729fcf" draw:textarea-vertical-align="middle" draw:auto-grow-height="false" fo:min-height="0.309cm" fo:min-width="2.849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1"/>
      <text:p text:style-name="P11">day1:</text:p>
      <text:p text:style-name="P11">what is git?</text:p>
      <text:p text:style-name="P10">Git is a version control system used to maintain the project.</text:p>
      <text:p text:style-name="P11"/>
      <text:p text:style-name="P11">--Architechture </text:p>
      <text:p text:style-name="P11">--installing git </text:p>
      <text:p text:style-name="P11">$ sudo apt-get update </text:p>
      <text:p text:style-name="P11">$ sudo apt-get install git</text:p>
      <text:p text:style-name="P11"/>
      <text:p text:style-name="P11">to kill any process </text:p>
      <text:p text:style-name="P11"><text:span text:style-name="T1">sudo kill -9 &lt;PID&gt;</text:span><text:span text:style-name="T2"> (get &lt;PID&gt; from </text:span><text:span text:style-name="T1">lsof</text:span><text:span text:style-name="T2"> output. </text:span></text:p>
      <text:p text:style-name="P1"/>
      <text:p text:style-name="P1">To know the version of installed git </text:p>
      <text:p text:style-name="P1">$ git version</text:p>
      <text:p text:style-name="P1"><text:s/></text:p>
      <text:p text:style-name="P1">to know the location of git </text:p>
      <text:p text:style-name="P1">$ which git </text:p>
      <text:p text:style-name="P1"/>
      <text:p text:style-name="P2">configuration settings :</text:p>
      <text:p text:style-name="P12"><text:span text:style-name="T3">t</text:span><text:span text:style-name="T2">o create a global user name and email </text:span></text:p>
      <text:p text:style-name="P12"><text:span text:style-name="T2">$ </text:span><text:span text:style-name="T4">git config - - global user.name ravi</text:span></text:p>
      <text:p text:style-name="P13"><text:span text:style-name="T4">$ git config - - global user.email </text:span><text:a xlink:type="simple" xlink:href="mailto:ravindrakumar3008@gmail.com" text:style-name="Internet_20_link" text:visited-style-name="Visited_20_Internet_20_Link"><text:span text:style-name="Internet_20_link"><text:span text:style-name="T6">ravindrakumar3008@gmail.com</text:span></text:span></text:a></text:p>
      <text:p text:style-name="P13"><text:span text:style-name="Internet_20_link"><text:span text:style-name="T7">$</text:span></text:span><text:span text:style-name="T4">git config - -list </text:span></text:p>
      <text:p text:style-name="P4"/>
      <text:p text:style-name="P4">to change from nao editor to vim editor</text:p>
      <text:p text:style-name="P4">git config - - global core.editor “vim” <text:s/></text:p>
      <text:p text:style-name="P4"/>
      <text:p text:style-name="P4"/>
      <text:p text:style-name="P4"><text:span text:style-name="T17">t</text:span>o set the user configarations permantly edit the .gitconfig file</text:p>
      <text:p text:style-name="P4">vim .gitconfig</text:p>
      <text:p text:style-name="P4"/>
      <text:p text:style-name="P4">creating a local repository</text:p>
      <text:p text:style-name="P4"/>
      <text:p text:style-name="P4">create/ innitialize a local repository with git init</text:p>
      <text:p text:style-name="P4">$git init &lt;reponame/directoryname&gt;</text:p>
      <text:p text:style-name="P4"><text:s text:c="2"/>you can see a .git file this the local repo</text:p>
      <text:p text:style-name="P4">ex: /home/ravi/myproject/.git/</text:p>
      <text:p text:style-name="P4"/>
      <text:p text:style-name="P4">to convert the local reop into remote repo </text:p>
      <text:p text:style-name="P4">$git init bare</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ay2:</text:p>
      <text:p text:style-name="P1">--go to github.com</text:p>
      <text:p text:style-name="P1">-- create an account </text:p>
      <text:p text:style-name="P11"><text:span text:style-name="T2">--</text:span><text:span text:style-name="T4">create a remote repository </text:span></text:p>
      <text:p text:style-name="P4">--using <text:s/>git clone</text:p>
      <text:p text:style-name="P5"><text:s text:c="13"/>git add</text:p>
      <text:p text:style-name="P4"><text:s text:c="13"/>git commit</text:p>
      <text:p text:style-name="P4"><text:s/><text:tab/> git push</text:p>
      <text:p text:style-name="P4">--git log &lt;filename&gt;</text:p>
      <text:p text:style-name="P4"/>
      <text:p text:style-name="P4"/>
      <text:p text:style-name="P7"><text:span text:style-name="T18">I</text:span>n git a file has 3 states:</text:p>
      <text:p text:style-name="P7"/>
      <text:p text:style-name="P4">i)modified: that means you are modified the file but not commited to local or remote repository</text:p>
      <text:p text:style-name="P4"/>
      <text:p text:style-name="P4">ii)staged : means you added or marked the modified file in its current version which is ready to go <text:s text:c="33"/>in next commit snapshort</text:p>
      <text:p text:style-name="P4"><text:s text:c="13"/>(it is a temporary storage area for the modified file )</text:p>
      <text:p text:style-name="P4"/>
      <text:p text:style-name="P4">iii) commited: means that the data is safly stored in our local repository</text:p>
      <text:p text:style-name="P4"/>
      <text:p text:style-name="P4">-- the .git directory is where stores the metadata and object database for your project. This is the most importent part of the git ,and it is what copied when you clone a repository from another computeer.</text:p>
      <text:p text:style-name="P4"/>
      <text:p text:style-name="P4">-- in other VCS when we clone the repository the source code only will get clone</text:p>
      <text:p text:style-name="P4">but in Git the source code is cloned including the metadata of the repository.</text:p>
      <text:p text:style-name="P4"/>
      <text:p text:style-name="P4">-- for every commitGIT generate a number called SHA-1 (cheksumming value)vlue , we can use this for forthere use of history.</text:p>
      <text:p text:style-name="P4"/>
      <text:p text:style-name="P4">-- we add the file using </text:p>
      <text:p text:style-name="P4">$git add &lt;file name&gt;</text:p>
      <text:p text:style-name="P4"/>
      <text:p text:style-name="P4">now the file is modified and is in stage </text:p>
      <text:p text:style-name="P4">-- git reset HEAD &lt;file <text:s/>name &gt;</text:p>
      <text:p text:style-name="P4">to unstage the file</text:p>
      <text:p text:style-name="P4"/>
      <text:p text:style-name="P7">evry file in git has two states </text:p>
      <text:p text:style-name="P4">i)tracked : tracked files are files that were in last snapshort (in modifid/ ,stage/,commit state)</text:p>
      <text:p text:style-name="P4">ii)untracked files : this files the files that were not in last snapshort </text:p>
      <text:p text:style-name="P4"/>
      <text:p text:style-name="P4">--we can have a git remote repository in GIT HUB .com</text:p>
      <text:p text:style-name="P4">go <text:s/>and create a github account and create remote repo</text:p>
      <text:p text:style-name="P4"><text:soft-page-break/></text:p>
      <text:p text:style-name="P4"/>
      <text:p text:style-name="P4"/>
      <text:p text:style-name="P4">Maven:</text:p>
      <text:p text:style-name="P4"><text:s/></text:p>
      <text:p text:style-name="P4">--Maven is bulid automation tool</text:p>
      <text:p text:style-name="P4">--maven buids on plugins concept , it have thousands of plugin </text:p>
      <text:p text:style-name="P4"/>
      <text:p text:style-name="P4">The end to end process of maven at high level</text:p>
      <text:p text:style-name="P4"><text:s/></text:p>
      <text:p text:style-name="P4">1.developers devlope the code </text:p>
      <text:p text:style-name="P4"/>
      <text:p text:style-name="P4">2.developers /users submit the code into git hub</text:p>
      <text:p text:style-name="P4"/>
      <text:p text:style-name="P6">3.Devops /Build engineer build the code (compiling,packing, .class file ect..) and generates .war file as a final artifacts for java application.</text:p>
      <text:p text:style-name="P6"><text:span text:style-name="T18">4</text:span>.once the build is done and the .war files/ binaries are generated it will deploy into the webservers.</text:p>
      <text:p text:style-name="P6">5.QA connects to the servers and test the code.</text:p>
      <text:p text:style-name="P6"/>
      <text:p text:style-name="P6"/>
      <text:p text:style-name="P6">What is maven ?why we use maven?</text:p>
      <text:p text:style-name="P6">Maven is a build automatin tool . We use maven to compile the code , build process ,for deployment <text:s text:c="5"/>of the code in to webservers.</text:p>
      <text:p text:style-name="P8"/>
      <text:p text:style-name="P8">Day2 :</text:p>
      <text:p text:style-name="P9">--installation </text:p>
      <text:p text:style-name="P9">-To run the mavan we install we need JRE (jave run time environment) </text:p>
      <text:p text:style-name="P14"><text:span text:style-name="T5">(</text:span>The <text:span text:style-name="T8">Java Runtime Environment</text:span> (<text:span text:style-name="T8">JRE</text:span>) is a set of software tools for development of Java applications. It combines the Java Virtual Machine (JVM), platform core classes and supporting libraries. <text:span text:style-name="T8">JRE</text:span> is part of the Java Development Kit (JDK), but can be downloaded separately.</text:p>
      <text:p text:style-name="P15"/>
      <text:p text:style-name="P14"><text:span text:style-name="T9">-the prerequsite to install the maven is install the JDK (</text:span><text:span text:style-name="T10">Java Development Kit</text:span><text:span text:style-name="T9"> (</text:span><text:span text:style-name="T10">JDK</text:span><text:span text:style-name="T9">) is a software development environment used for developing Java applications and applets. It includes the Java Runtime Environment (JRE), an interpreter/loader (java), a compiler (javac), an archiver (jar), a documentation generator (javadoc) and other tools needed in Java development.) </text:span></text:p>
      <text:p text:style-name="P16"/>
      <text:p text:style-name="P23">1.download and install the JDK</text:p>
      <text:p text:style-name="P16">2.download maven and extract</text:p>
      <text:p text:style-name="P16">3.set up environment vatialbles </text:p>
      <text:p text:style-name="P16">create a file $USER_HOME/.bashrc</text:p>
      <text:p text:style-name="P16">create below environment vairiables </text:p>
      <text:p text:style-name="P16">export M2_HOME= &lt;maven extracted file location&gt;</text:p>
      <text:p text:style-name="P16">export JAVA_HOME= &lt;jdk extracted file location &gt;</text:p>
      <text:p text:style-name="P16">export PATH=$M2_HOME/bin :$JAVA_HOME/bin :$PATH</text:p>
      <text:p text:style-name="P20"/>
      <text:p text:style-name="P25"/>
      <text:p text:style-name="P25"/>
      <text:p text:style-name="P25"><text:soft-page-break/>ex:</text:p>
      <text:p text:style-name="P33">export JAVA_HOME=/home/ikshvaku/Downloads/jdk1.8.0_131</text:p>
      <text:p text:style-name="P33">export M2_HOME=/home/ikshvaku/Downloads/apache-maven-3.5.0</text:p>
      <text:p text:style-name="P33">export CATALINA_HOME=/home/ikshvaku/Downloads/apache-tomcat-9.0.0.M21</text:p>
      <text:p text:style-name="P33">export STARTUP_HOME=/home/ikshvaku/Downloads/apache-tomcat-9.0.0.M21</text:p>
      <text:p text:style-name="P33">export PATH=$JAVA_HOME/bin:$M2_HOME/bin:$CATALINA_HOME/bin:$STARTUP_HOME/bin:$PATH</text:p>
      <text:p text:style-name="P33"/>
      <text:p text:style-name="P33"/>
      <text:p text:style-name="P33">export –userd to swich b/w parent and child process</text:p>
      <text:p text:style-name="P33"/>
      <text:p text:style-name="P33">USER_HOME <text:s/><text:span text:style-name="T14">(JAVA_HOME,M2_HOME ..)</text:span>– is used as a vairiable to store the home location of the required path</text:p>
      <text:p text:style-name="P33"/>
      <text:p text:style-name="P33">PATH-- used for conviance to set the all path </text:p>
      <text:p text:style-name="P33"/>
      <text:p text:style-name="P35">$ - is used to assain the location to the path</text:p>
      <text:p text:style-name="P35"/>
      <text:p text:style-name="P34">/bin – all commands stored in this folder , so when we run a command linux searches in /bin by default. </text:p>
      <text:p text:style-name="P35"/>
      <text:p text:style-name="P34">To create jar file$ jar <text:s/>-cvf login.jar login.class <text:s text:c="5"/>c- create <text:s/>v- verbose <text:s text:c="2"/>f-file</text:p>
      <text:p text:style-name="P36"/>
      <text:p text:style-name="P36">to extract the jar file</text:p>
      <text:p text:style-name="P36">$ jar -xvf login.jar <text:s text:c="24"/><text:span text:style-name="T15">x- extract</text:span></text:p>
      <text:p text:style-name="P36"/>
      <text:p text:style-name="P36">to extract the tar file </text:p>
      <text:p text:style-name="P36">tar <text:s/>-zxvf &lt;filename.<text:span text:style-name="T16">tar.gz</text:span>&gt;</text:p>
      <text:p text:style-name="P37">tar <text:s text:c="2"/>-xvf &lt;filename.tar&gt;</text:p>
      <text:p text:style-name="P37"/>
      <text:p text:style-name="P36">to create tne tarfile</text:p>
      <text:p text:style-name="P36">tar -zcvf &lt;filename.<text:span text:style-name="T16">tar.gz</text:span>&gt;</text:p>
      <text:p text:style-name="P36"/>
      <text:p text:style-name="P31">unzip &lt;filename.zip&gt;</text:p>
      <text:p text:style-name="P32"/>
      <text:p text:style-name="P21">to start the tomcat ,first check wheter the tomcat sevice is started or not </text:p>
      <text:p text:style-name="P21">ps -ef | grep tomcat</text:p>
      <text:p text:style-name="P21">then startup the tomcat service </text:p>
      <text:p text:style-name="P21">got to tomcat/bin directory and run</text:p>
      <text:p text:style-name="P21">./startup.sh</text:p>
      <text:p text:style-name="P21"/>
      <text:p text:style-name="P16">4.then exit the termial and open </text:p>
      <text:p text:style-name="P16">5.verify whether the maven and jdk are install or not </text:p>
      <text:p text:style-name="P16"><text:s/>mvn <text:s/>- - version</text:p>
      <text:p text:style-name="P16">java <text:s/>- - version</text:p>
      <text:p text:style-name="P16">javac <text:s/>- version</text:p>
      <text:p text:style-name="P18"><text:soft-page-break/></text:p>
      <text:p text:style-name="P19"/>
      <text:p text:style-name="P19"/>
      <text:p text:style-name="P19"/>
      <text:p text:style-name="P19"/>
      <text:p text:style-name="P17">day3</text:p>
      <text:p text:style-name="P17">build and release end to end process </text:p>
      <text:p text:style-name="P16">1.what is compilation</text:p>
      <text:p text:style-name="P16">2.packaging java application</text:p>
      <text:p text:style-name="P16">3.what is build?</text:p>
      <text:p text:style-name="P16">4. buils and development</text:p>
      <text:p text:style-name="P16">5.environment </text:p>
      <text:p text:style-name="P16">6.DEV ,QA,B&amp;R team ,devops team collabaration and interaction</text:p>
      <text:p text:style-name="P16">7.web application development</text:p>
      <text:p text:style-name="P16">build means </text:p>
      <text:p text:style-name="P16">--detecting the changes automatically</text:p>
      <text:p text:style-name="P16">--build the changes i)compileng</text:p>
      <text:p text:style-name="P16"><text:s text:c="29"/>ii) packaging</text:p>
      <text:p text:style-name="P16">--run test casess</text:p>
      <text:p text:style-name="P16">--deploy the packges</text:p>
      <text:p text:style-name="P16">--send emails notifications</text:p>
      <text:p text:style-name="P18"/>
      <text:p text:style-name="P16">Maven <text:s/>standerd project layout </text:p>
      <text:p text:style-name="P16"><draw:custom-shape text:anchor-type="paragraph" draw:z-index="0" draw:name="graphic1" draw:style-name="gr1" draw:text-style-name="P42" svg:width="3.389cm" svg:height="0.849cm" svg:x="3.986cm" svg:y="-0.141cm"><text:p text:style-name="P30"/><draw:enhanced-geometry draw:mirror-horizontal="false" draw:mirror-vertical="false" svg:viewBox="0 0 0 0" draw:text-areas="?f2 ?f2 ?f3 ?f4" draw:type="ooxml-frame" draw:modifiers="20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bookmark text:name="_gjdgxs1"/> <text:s text:c="40"/>flipkart </text:p>
      <text:p text:style-name="P16"><text:s text:c="42"/></text:p>
      <text:p text:style-name="P18"/>
      <text:p text:style-name="P18"/>
      <text:p text:style-name="P19"/>
      <text:p text:style-name="P19"/>
      <text:p text:style-name="P17"/>
      <text:p text:style-name="P24"/>
      <text:p text:style-name="P24"/>
      <text:p text:style-name="P24"/>
      <text:p text:style-name="P24"/>
      <text:p text:style-name="P24"/>
      <text:p text:style-name="P24"/>
      <text:p text:style-name="P24"><text:soft-page-break/>day4</text:p>
      <text:p text:style-name="P21"><text:span text:style-name="T9">A Project Object Model or POM is the fundamental unit of work in Maven. It is an XML file that contains information about the project and configuration details used by Maven to build the project. It contains default values for most projects. Examples for this is the build directory, which is </text:span><text:span text:style-name="T11">target</text:span><text:span text:style-name="T9">; the source directory, which is </text:span><text:span text:style-name="T11">src/main/java</text:span><text:span text:style-name="T9">; the test source directory, which is </text:span><text:span text:style-name="T11">src/test/java</text:span><text:span text:style-name="T9">; and so on.</text:span></text:p>
      <text:p text:style-name="P16">The basic format inside of pom.xml file :</text:p>
      <text:p text:style-name="P16"><text:s text:c="2"/>&lt;modelVersion&gt;4.0.0&lt;/modelVersion&gt;</text:p>
      <text:p text:style-name="P18"/>
      <text:p text:style-name="P16"><text:s text:c="2"/>&lt;groupId&gt;myproject&lt;/groupId&gt;</text:p>
      <text:p text:style-name="P16"><text:s text:c="2"/>&lt;artifactId&gt;com.myproject&lt;/artifactId&gt;</text:p>
      <text:p text:style-name="P16"><text:s text:c="2"/>&lt;version&gt;4.0.0&lt;/version&gt;</text:p>
      <text:p text:style-name="P16"><text:s text:c="2"/>&lt;packaging&gt;jar&lt;/packaging&gt;</text:p>
      <text:p text:style-name="P18"/>
      <text:p text:style-name="P16"><text:s text:c="2"/>&lt;name&gt;com.myproject&lt;/name&gt;</text:p>
      <text:p text:style-name="P16"><text:s text:c="2"/>&lt;url&gt;http://maven.apache.org&lt;/url&gt;</text:p>
      <text:p text:style-name="P18"/>
      <text:p text:style-name="P16"><text:s text:c="2"/>&lt;properties&gt;</text:p>
      <text:p text:style-name="P16"><text:s text:c="4"/>&lt;project.build.sourceEncoding&gt;UTF-8&lt;/project.build.sourceEncoding&gt;</text:p>
      <text:p text:style-name="P16"><text:s text:c="2"/>&lt;/properties&gt;</text:p>
      <text:p text:style-name="P18"/>
      <text:p text:style-name="P16"><text:s text:c="2"/>&lt;dependencies&gt;</text:p>
      <text:p text:style-name="P16"><text:s text:c="4"/>&lt;dependency&gt;</text:p>
      <text:p text:style-name="P16"><text:s text:c="6"/>&lt;groupId&gt;junit&lt;/groupId&gt;</text:p>
      <text:p text:style-name="P16"><text:s text:c="6"/>&lt;artifactId&gt;junit&lt;/artifactId&gt;</text:p>
      <text:p text:style-name="P16"><text:s text:c="6"/>&lt;version&gt;3.8.1&lt;/version&gt;</text:p>
      <text:p text:style-name="P16"><text:s text:c="6"/>&lt;scope&gt;test&lt;/scope&gt;</text:p>
      <text:p text:style-name="P16"><text:s text:c="4"/>&lt;/dependency&gt;</text:p>
      <text:p text:style-name="P16"><text:s text:c="2"/>&lt;/dependencies&gt;</text:p>
      <text:p text:style-name="P16">&lt;/project&gt;</text:p>
      <text:p text:style-name="P18"/>
      <text:p text:style-name="P16">building the project </text:p>
      <text:p text:style-name="P16">what will hapen when we exicute mvn install commond </text:p>
      <text:p text:style-name="P16">--init processs project with initial requisites</text:p>
      <text:p text:style-name="P16"><text:s/>ex:setting properities, creating nessesary directories ect..</text:p>
      <text:p text:style-name="P16">--validate : validating project’s stucture</text:p>
      <text:p text:style-name="P16"><text:soft-page-break/>--compile : the main and test code </text:p>
      <text:p text:style-name="P16">-- run the test casess</text:p>
      <text:p text:style-name="P16">--create jar,war files</text:p>
      <text:p text:style-name="P16">--copy build artifacts to local repository .M2</text:p>
      <text:p text:style-name="P16">note: maven downloads all missing dependencies into .m2 so we need to have internet connection</text:p>
      <text:p text:style-name="P18"/>
      <text:p text:style-name="P16">Dependencies :</text:p>
      <text:p text:style-name="P16">if there is any dependencies in application , <text:s/>then the compiler first downloads the dependent appliction and compiles it . After that it compile the main code .</text:p>
      <text:p text:style-name="P16">Inheritence : inheritences ueses to use the code multiple times</text:p>
      <text:p text:style-name="P18"/>
      <text:p text:style-name="P18"/>
      <text:p text:style-name="P16">to generate the pom.xml file </text:p>
      <text:p text:style-name="P16">--mnv architype:generate -DartifactID=gamut <text:s/>-DgroupID=com.gamut -DversinID= 4.0.0</text:p>
      <text:p text:style-name="P16">to exicute the pom.xml file </text:p>
      <text:p text:style-name="P16">--mvn install</text:p>
      <text:p text:style-name="P16">End to end build and deployment:</text:p>
      <text:p text:style-name="P21"><text:span text:style-name="T9">1.ssh </text:span><text:a xlink:type="simple" xlink:href="about:blank" text:style-name="Internet_20_link" text:visited-style-name="Visited_20_Internet_20_Link"><text:span text:style-name="Internet_20_link"><text:span text:style-name="T12">username@Ipaddress</text:span></text:span></text:a></text:p>
      <text:p text:style-name="P21"><text:span text:style-name="T9">2. clone gamut application source code into build sever from URL: </text:span><text:a xlink:type="simple" xlink:href="https://github.com/gamutkar/gamatkat.git" text:style-name="Internet_20_link" text:visited-style-name="Visited_20_Internet_20_Link"><text:span text:style-name="Internet_20_link"><text:span text:style-name="T12">https://github.com/gamutkar/gamatkat.git</text:span></text:span></text:a></text:p>
      <text:p text:style-name="P16">3. build gamut kart application using</text:p>
      <text:p text:style-name="P16"><text:s text:c="2"/>$ mnv install</text:p>
      <text:p text:style-name="P16">when we run mvn command by default it will run pom.xml file and runs the given gole (i.e install)</text:p>
      <text:p text:style-name="P16">according to maven life cycle, maven exicutes all required build steps Ex: init ,validate,exicute, runtest cases, packaging ,install etc.<text:tab/></text:p>
      <text:p text:style-name="P16"><text:tab/> <text:s text:c="3"/>mvn install command reads the pom.xml file for build configurations before it exicute its build life cycle build steps</text:p>
      <text:p text:style-name="P16"><text:s text:c="3"/><text:tab/>Ex: It checks GAV (groupID ., artifact ID, version), packges (.jar , .ear, ear), downloads all the required dependencies from central or local repositories and compile the source by including dependencies in javac class path.</text:p>
      <text:p text:style-name="P16"><text:s text:c="3"/><text:tab/> <text:s/>Based on <text:s/>the package and &lt;final name&gt; atribute it produces the artifact (.jar,.war,.ear) with given name and install to .m2/repository</text:p>
      <text:p text:style-name="P16"><text:s text:c="3"/><text:tab/> <text:s text:c="2"/>Assambling its web application and .war is out final artifact, we need to deploy it to some application server like tomcat to make application accessable by end user.</text:p>
      <text:p text:style-name="P16">4. Deloy gamut guru.war <text:s/>application to remote server deployment location i.e $tomcat_home/webapps <text:s text:c="7"/>using below command or automation script</text:p>
      <text:p text:style-name="P21"><text:span text:style-name="T9"><text:s text:c="5"/>scp gamutkart.war </text:span><text:a xlink:type="simple" xlink:href="mailto:gamut-ide-nodel@192.168.0.25" text:style-name="Internet_20_link" text:visited-style-name="Visited_20_Internet_20_Link"><text:span text:style-name="Internet_20_link"><text:span text:style-name="T12">gamut-ide-nodel@192.168.0.25</text:span></text:span></text:a><text:span text:style-name="T9">:/home/gamut-ide-node1/apache-tomcat-8.5.11/webaps</text:span></text:p>
      <text:p text:style-name="P16"><text:soft-page-break/>4a. After deployment we need to start the server ustin below command </text:p>
      <text:p text:style-name="P16">$tomcat_home/bin/startup.sh</text:p>
      <text:p text:style-name="P16">5. tomcat by deafult run on the port no :8080. so we can access the application with url</text:p>
      <text:p text:style-name="P16"><text:s text:c="7"/>ex: <text:s/>https:// tomcat server host name or IP: port/application_root</text:p>
      <text:p text:style-name="P16"><text:s text:c="3"/>https:// 192.168.0.25:8080/gamutguru</text:p>
      <text:p text:style-name="P16">6.incase any issue inthe application errors will be loged in $/tomcat_home/logs/catalina.2017-03-24 logfile</text:p>
      <text:p text:style-name="P16">we can check this and find out if there are any errors,exceptions we provide this info to developers.</text:p>
      <text:p text:style-name="P18"/>
      <text:p text:style-name="P16">- to connect to the remote server from local server</text:p>
      <text:p text:style-name="P21"><text:span text:style-name="T9">$ ssh </text:span><text:a xlink:type="simple" xlink:href="about:blank" text:style-name="Internet_20_link" text:visited-style-name="Visited_20_Internet_20_Link"><text:span text:style-name="Internet_20_link"><text:span text:style-name="T12">username@remote</text:span></text:span></text:a><text:span text:style-name="T9"> server ipaddress </text:span></text:p>
      <text:p text:style-name="P16">--to copy from one server to another server </text:p>
      <text:p text:style-name="P21"><text:span text:style-name="T9">$ scp &lt;filename&gt; <text:s/></text:span><text:a xlink:type="simple" xlink:href="about:blank" text:style-name="Internet_20_link" text:visited-style-name="Visited_20_Internet_20_Link"><text:span text:style-name="Internet_20_link"><text:span text:style-name="T12">username@ipaddress</text:span></text:span></text:a><text:span text:style-name="T9"> : destination location</text:span></text:p>
      <text:p text:style-name="P18"/>
      <text:p text:style-name="P16">--in real time we will have deploy.sh shall script to take care of deployment and backup war/jar files</text:p>
      <text:p text:style-name="P16">-- to startup/shoutdown the tomcat server got to /bin directory then run the startup.sh</text:p>
      <text:p text:style-name="P16">$ ./startup.sh </text:p>
      <text:p text:style-name="P16">Maven features:</text:p>
      <text:p text:style-name="P16">1. convention over configuration</text:p>
      <text:p text:style-name="P16">2.universal resorce of build practices usrin maven plugins</text:p>
      <text:p text:style-name="P16">3.Automatic dependency solution features</text:p>
      <text:p text:style-name="P16">4. Maven is not only a build tool, it also project management tool(using maven we can generate a site containg project information ,dependencies, test results , team working and ect..so Maven is also consider as a project management tool )</text:p>
      <text:p text:style-name="P16">5.with a minimall less build code we can build any project</text:p>
      <text:p text:style-name="P16">6 easy scraching and filetering of artifacts</text:p>
      <text:p text:style-name="P16">7.tool portability (eclips ,net besns)</text:p>
      <text:p text:style-name="P21"/>
      <text:p text:style-name="P21"/>
      <text:p text:style-name="P21"/>
      <text:p text:style-name="P21"/>
      <text:p text:style-name="P21"/>
      <text:p text:style-name="P21"/>
      <text:p text:style-name="P22"/>
      <text:p text:style-name="P22"/>
      <text:p text:style-name="P22"/>
      <text:p text:style-name="P22"><text:soft-page-break/>-------------------------------------------------------</text:p>
      <text:p text:style-name="P21">jenkins installation</text:p>
      <text:p text:style-name="P21">just deploy the jenkins.war file into the webapps folder of apache-tomcat directory</text:p>
      <text:p text:style-name="P21">then go to browser then give <text:a xlink:type="simple" xlink:href="http://localhost:8080/jenkins" text:style-name="Internet_20_link" text:visited-style-name="Visited_20_Internet_20_Link"><text:span text:style-name="Internet_20_link"><text:span text:style-name="T13">http://localhost:8080/jenkins</text:span></text:span></text:a></text:p>
      <text:p text:style-name="P21">then one window will come askin security code </text:p>
      <text:p text:style-name="P21">just follow the location show it and copy the code and past .</text:p>
      <text:p text:style-name="P22"/>
      <text:p text:style-name="P26">https://jenkins.io/doc/book/pipeline/</text:p>
      <text:p text:style-name="P27">for deployment on remote server</text:p>
      <text:p text:style-name="P27"><text:a xlink:type="simple" xlink:href="https://medium.com/@weblab_tech/how-to-publish-artifacts-in-jenkins-f021b17fde71" text:style-name="Internet_20_link" text:visited-style-name="Visited_20_Internet_20_Link">https://medium.com/@weblab_tech/how-to-publish-artifacts-in-jenkins-f021b17fde71</text:a></text:p>
      <text:p text:style-name="P28">https://wiki.jenkins.io/display/JENKINS/Publish+Over+SSH+Plugin</text:p>
      <text:p text:style-name="P27"/>
      <text:p text:style-name="P27">plugins:</text:p>
      <text:p text:style-name="P27">publish over ssh plugin</text:p>
      <text:p text:style-name="P22"/>
      <text:p text:style-name="P22"/>
      <text:p text:style-name="P29"/>
      <text:p text:style-name="P38">Docker</text:p>
      <text:p text:style-name="P38"/>
      <text:p text:style-name="P38">Docker installation instractions:</text:p>
      <text:p text:style-name="P38"/>
      <text:p text:style-name="P38">(reference link)</text:p>
      <text:p text:style-name="P38"/>
      <text:p text:style-name="P38">https://www.digitalocean.com/community/tutorials/how-to-install-and-use-docker-on-ubuntu-16-04</text:p>
      <text:p text:style-name="P38"/>
      <text:p text:style-name="P40"><text:span text:style-name="Source_20_Text">1.curl -fsSL https://download.docker.com/linux/ubuntu/gpg | sudo apt-key add -</text:span></text:p>
      <text:p text:style-name="P38"/>
      <text:p text:style-name="P38">2.<text:span text:style-name="Source_20_Text">sudo add-apt-repository "deb [arch=amd64] https://download.docker.com/linux/ubuntu $(lsb_release -cs) stable"</text:span></text:p>
      <text:p text:style-name="P38"><text:span text:style-name="Source_20_Text"/></text:p>
      <text:p text:style-name="P38"><text:span text:style-name="Source_20_Text">3.sudo apt-get update</text:span></text:p>
      <text:p text:style-name="P38"><text:span text:style-name="Source_20_Text"/></text:p>
      <text:p text:style-name="P38"><text:span text:style-name="Source_20_Text">4.sudo docker run -it ubuntu /bin/bash</text:span></text:p>
      <text:p text:style-name="P38"/>
      <text:p text:style-name="P38">--apt-get install net-tools</text:p>
      <text:p text:style-name="P38"/>
      <text:p text:style-name="P38">to avoid sudo </text:p>
      <text:p text:style-name="P38">5.sudo usermod -aG docker ikshvaku</text:p>
      <text:p text:style-name="P38">6.su <text:s/>– <text:s/>ikshvaku</text:p>
      <text:p text:style-name="P38">7.id -nG</text:p>
      <text:p text:style-name="P38">8.</text:p>
      <text:p text:style-name="P38"/>
      <text:p text:style-name="P38">Q:how to create multiple containers at a time in docker?</text:p>
      <text:p text:style-name="P38"><text:soft-page-break/>-- install cent os in docker contrainer </text:p>
      <text:p text:style-name="P38">-- how to create multiple container in docker? Including the configurations? (follow youtube &amp; documents)</text:p>
      <text:p text:style-name="P38">to write dockerfile :</text:p>
      <text:p text:style-name="P38">https://docs.docker.com/engine/reference/builder/</text:p>
      <text:p text:style-name="P38">https://docs.docker.com/engine/userguide/eng-image/dockerfile_best-practices/</text:p>
      <text:p text:style-name="P40"><text:span text:style-name="Source_20_Text">docker build -f /path/to/a/Dockerfile</text:span></text:p>
      <text:p text:style-name="P22"/>
      <text:p text:style-name="P35"/>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IN"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iberation Serif" fo:font-size="12pt" fo:language="en" fo:country="IN"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language="en" fo:country="IN" fo:font-style="normal" style:text-underline-style="none" fo:font-weight="normal" style:font-name-asian="Liberation Serif1" style:font-family-asian="'Liberation Serif'" style:font-family-generic-asian="system" style:font-pitch-asian="variable" style:font-size-asian="12pt" style:language-asian="zh" style:country-asian="CN" style:font-style-asian="normal" style:font-weight-asian="normal" style:font-name-complex="Liberation Serif1" style:font-family-complex="'Liberation Serif'"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language="en" fo:country="IN" fo:font-style="normal" style:text-underline-style="none" fo:font-weight="normal" style:font-name-asian="Liberation Serif1" style:font-family-asian="'Liberation Serif'" style:font-family-generic-asian="system" style:font-pitch-asian="variable" style:font-size-asian="12pt" style:language-asian="zh" style:country-asian="CN" style:font-style-asian="normal" style:font-weight-asian="normal" style:font-name-complex="Liberation Serif1" style:font-family-complex="'Liberation Serif'"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7-07-21T13:38:07.686216498</dc:date>
    <meta:editing-cycles>7</meta:editing-cycles>
    <meta:editing-duration>PT41M48S</meta:editing-duration>
    <meta:generator>LibreOffice/5.1.6.2$Linux_X86_64 LibreOffice_project/10m0$Build-2</meta:generator>
    <meta:document-statistic meta:table-count="0" meta:image-count="0" meta:object-count="0" meta:page-count="10" meta:paragraph-count="240" meta:word-count="1728" meta:character-count="12039" meta:non-whitespace-character-count="10164"/>
  </office:meta>
</office:document-meta>
</file>